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2098in"/>
    </style:style>
    <style:style style:name="co3" style:family="table-column">
      <style:table-column-properties fo:break-before="auto" style:column-width="1.022in"/>
    </style:style>
    <style:style style:name="co4" style:family="table-column">
      <style:table-column-properties fo:break-before="auto" style:column-width="0.5811in"/>
    </style:style>
    <style:style style:name="co5" style:family="table-column">
      <style:table-column-properties fo:break-before="auto" style:column-width="0.5339in"/>
    </style:style>
    <style:style style:name="co6" style:family="table-column">
      <style:table-column-properties fo:break-before="auto" style:column-width="1.6134in"/>
    </style:style>
    <style:style style:name="co7" style:family="table-column">
      <style:table-column-properties fo:break-before="auto" style:column-width="1.4346in"/>
    </style:style>
    <style:style style:name="co8" style:family="table-column">
      <style:table-column-properties fo:break-before="auto" style:column-width="1.5154in"/>
    </style:style>
    <style:style style:name="co9" style:family="table-column">
      <style:table-column-properties fo:break-before="auto" style:column-width="1.65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QPESEQ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2994" calcext:value-type="float">
            <text:p>0.002994</text:p>
          </table:table-cell>
          <table:table-cell table:formula="of:=AVERAGE([.C5:.E5])" office:value-type="float" office:value="0.00314866666666667" calcext:value-type="float">
            <text:p>0.003148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846362" calcext:value-type="float">
            <text:p>0.846362</text:p>
          </table:table-cell>
          <table:table-cell office:value-type="float" office:value="0.863724" calcext:value-type="float">
            <text:p>0.863724</text:p>
          </table:table-cell>
          <table:table-cell office:value-type="float" office:value="0.822321" calcext:value-type="float">
            <text:p>0.822321</text:p>
          </table:table-cell>
          <table:table-cell table:formula="of:=AVERAGE([.C6:.E6])" office:value-type="float" office:value="0.844135666666667" calcext:value-type="float">
            <text:p>0.844135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8.722163" calcext:value-type="float">
            <text:p>8.722163</text:p>
          </table:table-cell>
          <table:table-cell office:value-type="float" office:value="8.160867" calcext:value-type="float">
            <text:p>8.160867</text:p>
          </table:table-cell>
          <table:table-cell office:value-type="float" office:value="8.14485" calcext:value-type="float">
            <text:p>8.14485</text:p>
          </table:table-cell>
          <table:table-cell table:formula="of:=AVERAGE([.C7:.E7])" office:value-type="float" office:value="8.34262666666667" calcext:value-type="float">
            <text:p>8.34262666666667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ime (s) Av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F5]" office:value-type="float" office:value="0.00314866666666667" calcext:value-type="float">
            <text:p>0.003148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[.F6]" office:value-type="float" office:value="0.844135666666667" calcext:value-type="float">
            <text:p>0.844135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[.F7]" office:value-type="float" office:value="8.34262666666667" calcext:value-type="float">
            <text:p>8.34262666666667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QPEOM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4235" calcext:value-type="float">
            <text:p>0.004235</text:p>
          </table:table-cell>
          <table:table-cell table:formula="of:=AVERAGE([.C20:.E20])" office:value-type="float" office:value="0.003684" calcext:value-type="float">
            <text:p>0.0036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96413" calcext:value-type="float">
            <text:p>0.096413</text:p>
          </table:table-cell>
          <table:table-cell office:value-type="float" office:value="0.090301" calcext:value-type="float">
            <text:p>0.090301</text:p>
          </table:table-cell>
          <table:table-cell office:value-type="float" office:value="0.097295" calcext:value-type="float">
            <text:p>0.097295</text:p>
          </table:table-cell>
          <table:table-cell table:formula="of:=AVERAGE([.C21:.E21])" office:value-type="float" office:value="0.0946696666666667" calcext:value-type="float">
            <text:p>0.094669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813499" calcext:value-type="float">
            <text:p>0.813499</text:p>
          </table:table-cell>
          <table:table-cell office:value-type="float" office:value="0.72272" calcext:value-type="float">
            <text:p>0.72272</text:p>
          </table:table-cell>
          <table:table-cell office:value-type="float" office:value="0.826095" calcext:value-type="float">
            <text:p>0.826095</text:p>
          </table:table-cell>
          <table:table-cell table:formula="of:=AVERAGE([.C22:.E22])" office:value-type="float" office:value="0.787438" calcext:value-type="float">
            <text:p>0.78743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ime (s) Av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peedup (Amdahl)</text:p>
          </table:table-cell>
          <table:table-cell office:value-type="string" calcext:value-type="string">
            <text:p>Speedup (Gustafson)</text:p>
          </table:table-cell>
          <table:table-cell office:value-type="string" calcext:value-type="string">
            <text:p>Efficiency (Amdahl)</text:p>
          </table:table-cell>
          <table:table-cell office:value-type="string" calcext:value-type="string">
            <text:p>Efficiency (Gustafson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F20]" office:value-type="float" office:value="0.003684" calcext:value-type="float">
            <text:p>0.003684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[.F21]" office:value-type="float" office:value="0.0946696666666667" calcext:value-type="float">
            <text:p>0.0946696666666667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[.F22]" office:value-type="float" office:value="0.787438" calcext:value-type="float">
            <text:p>0.787438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QPEOM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7637" calcext:value-type="float">
            <text:p>0.007637</text:p>
          </table:table-cell>
          <table:table-cell office:value-type="float" office:value="0.007498" calcext:value-type="float">
            <text:p>0.007498</text:p>
          </table:table-cell>
          <table:table-cell office:value-type="float" office:value="0.007551" calcext:value-type="float">
            <text:p>0.007551</text:p>
          </table:table-cell>
          <table:table-cell table:formula="of:=AVERAGE([.C35:.E35])" office:value-type="float" office:value="0.007562" calcext:value-type="float">
            <text:p>0.0075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101356" calcext:value-type="float">
            <text:p>0.101356</text:p>
          </table:table-cell>
          <table:table-cell office:value-type="float" office:value="0.101983" calcext:value-type="float">
            <text:p>0.101983</text:p>
          </table:table-cell>
          <table:table-cell office:value-type="float" office:value="0.10056" calcext:value-type="float">
            <text:p>0.10056</text:p>
          </table:table-cell>
          <table:table-cell table:formula="of:=AVERAGE([.C36:.E36])" office:value-type="float" office:value="0.101299666666667" calcext:value-type="float">
            <text:p>0.101299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969982" calcext:value-type="float">
            <text:p>0.969982</text:p>
          </table:table-cell>
          <table:table-cell office:value-type="float" office:value="0.999279" calcext:value-type="float">
            <text:p>0.999279</text:p>
          </table:table-cell>
          <table:table-cell office:value-type="float" office:value="0.971847" calcext:value-type="float">
            <text:p>0.971847</text:p>
          </table:table-cell>
          <table:table-cell table:formula="of:=AVERAGE([.C37:.E37])" office:value-type="float" office:value="0.980369333333333" calcext:value-type="float">
            <text:p>0.98036933333333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ime (s) Av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peedup (Amdahl)</text:p>
          </table:table-cell>
          <table:table-cell office:value-type="string" calcext:value-type="string">
            <text:p>Speedup (Gustafson)</text:p>
          </table:table-cell>
          <table:table-cell office:value-type="string" calcext:value-type="string">
            <text:p>Efficiency (Amdahl)</text:p>
          </table:table-cell>
          <table:table-cell office:value-type="string" calcext:value-type="string">
            <text:p>Efficiency (Gustafson)</text:p>
          </table:table-cell>
          <table:table-cell office:value-type="string" calcext:value-type="string">
            <text:p>Processor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F35]" office:value-type="float" office:value="0.007562" calcext:value-type="float">
            <text:p>0.007562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[.F36]" office:value-type="float" office:value="0.101299666666667" calcext:value-type="float">
            <text:p>0.101299666666667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[.F37]" office:value-type="float" office:value="0.980369333333333" calcext:value-type="float">
            <text:p>0.980369333333333</text:p>
          </table:table-cell>
          <table:table-cell office:value-type="float" office:value="0.553" calcext:value-type="float">
            <text:p>0.553</text:p>
          </table:table-cell>
          <table:table-cell office:value-type="float" office:value="0.447" calcext:value-type="float">
            <text:p>0.447</text:p>
          </table:table-cell>
          <table:table-cell table:number-columns-repeated="4"/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14:01:27.255379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1T14:26:32.669018996</dc:date>
    <meta:editing-duration>PT17M39S</meta:editing-duration>
    <meta:editing-cycles>4</meta:editing-cycles>
    <meta:generator>LibreOffice/25.8.3.2$Linux_X86_64 LibreOffice_project/580$Build-2</meta:generator>
    <meta:document-statistic meta:table-count="1" meta:cell-count="115" meta:object-count="0"/>
  </office:meta>
</office:document-meta>
</file>